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8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06/10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Mas ejemplos de de las estructuras y que en los ejemplos vengan mas notas para resolver algunas dudas que surgen a vece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0-07T23:03:00Z</meta:creation-date>
    <dc:date>2017-10-07T23:03:00Z</dc:date>
    <meta:print-date>2017-08-19T00:47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84" meta:character-count="550" meta:row-count="3" meta:non-whitespace-character-count="467"/>
  </office:meta>
</office:document-meta>
</file>